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ray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аул Инжич-Чукун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ул Кара-Паго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аул Кубина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ул Псыж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аул Эльбурган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аул Адыге-Хабл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ул Эрсакон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ело Садовое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аул Старо-Кувинс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аул Вако-Жиле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ул Апсу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аул Ново-Кувинс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аул Абаза-Хабль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ело Спарт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аул Мало-Абазинс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аул Тапант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хутор Киево-Жура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аул Барал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хутор Грушк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хутор Дубянски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ело Архыз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ело Даусуз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таница Зеленчукска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ул Ильич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станица Исправна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станица Кардоникска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аул Кобу-Баши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аул Кызыл-Октябрь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хутор Лесо-Кяфарь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ело Марух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посёлок Нижний Архыз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село Нижняя Ермоловка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хутор Ново-Исправненский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станица Сторожевая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хутор Фроловский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село Хасаут-Греческое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село Хуса-Кардони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посёлок Белая Гор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аул Верхний Учкулан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аул Верхняя Мар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аул Верхняя Теберд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хутор Восто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аул Джингири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аул Каменномос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аул Карт-Джурт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посёлок Кубрань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аул Кумы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аул Нижняя Мар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аул Нижняя Теберд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аул Новая Теберд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пгт Новый Карачай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гт Правокубанский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село Село имени Коста Хетагуров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аул Учкулан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аул Хумара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аул Хурзу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посёлок Аксу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посёлок Водовод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село Джага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село Кичи-Балык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посёлок Коммунстрой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село Красный Восток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село Красный Курга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аул Кызыл-Поку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село Первомайское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село Римгорское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село Терезе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село Учкекен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село Хасаут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село Элькуш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аул Икон-Халк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поселок сельского типа Эркен-Шахар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аул Эркен-Юрт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аул Адиль-Халк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аул Эркен-Халк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аул Кубан-Халк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хутор Евсеевский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аул Кызыл-Тогай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посёлок Водоразд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село Дружб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посёлок Заречн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село Знаменк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село Ильичёвск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осёлок Кавказ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посёлок Красив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посёлок Май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посёлок Мичурин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село Николаевск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посёлок Нов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посёлок Октябрь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село Привольн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село Пригородн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село Пристань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хутор Родников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село Светл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посёлок Солнечн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село Счастлив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село Таллык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пгт Ударны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хутор Холоднородниковский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село Холоднородниковск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село Чапаевское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посёлок Азиатский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хутор Большевик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посёлок Дамхурц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хутор Ершов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посёлок Загедан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село Курджиново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аул Кызыл-Уруп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рабочий посёлок Медногорский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хутор Первомайский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село Подскаль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станица Преградная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село Предгорное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село Псемён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посёлок Пхия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посёлок Рожкао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село Уруп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ело Важное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аул Гюрюльдеук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аул Джегута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село Койдан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станица Красногорская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аул Кызыл-Кала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аул Новая Джегута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аул Сары-Тюз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город Усть-Джегута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аул Эльтаркач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аул Хабез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аул Али-Бердуковский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аул Бесленей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аул Зеюко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аул Кош-Хабль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аул Жако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аул Псаучье-Дахе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аул Малый Зеленчук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аул Инжичишхо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селок Бавуко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аул Кызыл-Юрт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аул Абазакт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аул Ново-Хумаринский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город Черкесск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курортный посёлок Домбай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город Карачаевск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посёлок Малокурганный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посёлок Мара-Аягъы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пгт Орджоникидзевский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город Теберда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пгт Эльбрусский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4:27:18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 LibreOffice_project/b79626edf0065ac373bd1df5c28bd630b4424273</meta:generator>
    <dc:date>2019-10-24T15:30:56.902000000</dc:date>
    <meta:editing-duration>PT1H6M2S</meta:editing-duration>
    <meta:editing-cycles>11</meta:editing-cycles>
    <meta:document-statistic meta:table-count="1" meta:cell-count="600" meta:object-count="0"/>
  </office:meta>
</office:document-meta>
</file>